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c3687" draw:textarea-horizontal-align="justify" draw:textarea-vertical-align="middle" draw:auto-grow-height="false" fo:min-height="1.75cm" fo:min-width="8.1cm"/>
    </style:style>
    <style:style style:name="gr2" style:family="graphic" style:parent-style-name="standard">
      <style:graphic-properties draw:fill-color="#1c3687" draw:textarea-horizontal-align="justify" draw:textarea-vertical-align="middle" draw:auto-grow-height="false" fo:min-height="1.05cm" fo:min-width="3.9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0.9cm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0.4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3.9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bee3d3" draw:textarea-horizontal-align="justify" draw:textarea-vertical-align="middle" draw:auto-grow-height="false" fo:min-height="0.65cm" fo:min-width="1.7cm"/>
    </style:style>
    <style:style style:name="gr8" style:family="graphic" style:parent-style-name="standard">
      <style:graphic-properties draw:fill-color="#1c3687" draw:textarea-horizontal-align="justify" draw:textarea-vertical-align="middle" draw:auto-grow-height="false" fo:min-height="1.05cm" fo:min-width="5.3cm"/>
    </style:style>
    <style:style style:name="P1" style:family="paragraph">
      <loext:graphic-properties draw:fill-color="#1c368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ee3d3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.6cm" svg:height="2cm" svg:x="1.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4cm" svg:height="1.3cm" svg:x="0.6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0.7cm" svg:y="6cm">
          <text:p text:style-name="P2">M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2.1cm" svg:y="6cm">
          <text:p text:style-name="P2">M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3.5cm" svg:y="6cm">
          <text:p text:style-name="P2">M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5.5cm" svg:y="0.9cm">
          <text:p text:style-name="P2">M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0.7cm" svg:x="1.3cm" svg:y="0.2cm">
          <text:p text:style-name="P2">Buffsiz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0.7cm" svg:x="5.5cm" svg:y="0.2cm">
          <text:p text:style-name="P2">Buffsiz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1.3cm" svg:y="0.9cm">
          <text:p text:style-name="P2">M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2.7cm" svg:y="0.9cm">
          <text:p text:style-name="P2">M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4.1cm" svg:y="0.9cm">
          <text:p text:style-name="P2">M3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4cm" svg:height="1.3cm" svg:x="6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0.9cm" svg:x="6.1cm" svg:y="6cm">
          <text:p text:style-name="P2">M4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4cm" svg:height="1.6cm" svg:x="3.3cm" svg:y="2.9cm">
          <text:p text:style-name="P2">Send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5cm" svg:y1="2cm" svg:x2="5.5cm" svg:y2="2.9cm" draw:start-shape="id1" draw:start-glue-point="2" draw:end-shape="id2" svg:d="M5500 2000v900" svg:viewBox="0 0 1 901">
          <text:p/>
        </draw:connector>
        <draw:connector draw:style-name="gr6" draw:text-style-name="P4" draw:layer="layout" draw:line-skew="-0.15cm" svg:x1="5.5cm" svg:y1="4.5cm" svg:x2="2.8cm" svg:y2="5.8cm" draw:start-shape="id2" draw:start-glue-point="2" draw:end-shape="id3" svg:d="M5500 4500v500h-2700v800" svg:viewBox="0 0 2701 1301">
          <text:p/>
        </draw:connector>
        <draw:connector draw:style-name="gr6" draw:text-style-name="P4" draw:layer="layout" draw:line-skew="-0.15cm" svg:x1="5.5cm" svg:y1="4.5cm" svg:x2="8.2cm" svg:y2="5.8cm" draw:start-shape="id2" draw:start-glue-point="2" draw:end-shape="id4" draw:end-glue-point="0" svg:d="M5500 4500v500h2700v800" svg:viewBox="0 0 2701 1301">
          <text:p/>
        </draw:connector>
        <draw:custom-shape draw:style-name="gr5" draw:text-style-name="P2" xml:id="id5" draw:id="id5" draw:layer="layout" svg:width="4.4cm" svg:height="1.6cm" svg:x="3.3cm" svg:y="8.5cm">
          <text:p text:style-name="P2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2cm" svg:height="0.9cm" svg:x="7.5cm" svg:y="6cm">
          <text:p text:style-name="P2">EOM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0.2cm" svg:x1="2.8cm" svg:y1="7.1cm" svg:x2="5.5cm" svg:y2="8.5cm" draw:start-shape="id3" draw:start-glue-point="2" draw:end-shape="id5" draw:end-glue-point="0" svg:d="M2800 7100v500h2700v900" svg:viewBox="0 0 2701 1401">
          <text:p/>
        </draw:connector>
        <draw:connector draw:style-name="gr6" draw:text-style-name="P4" draw:layer="layout" draw:line-skew="-0.2cm" svg:x1="8.2cm" svg:y1="7.1cm" svg:x2="5.5cm" svg:y2="8.5cm" draw:start-shape="id4" draw:start-glue-point="2" draw:end-shape="id5" draw:end-glue-point="0" svg:d="M8200 7100v500h-2700v900" svg:viewBox="0 0 2701 1401">
          <text:p/>
        </draw:connector>
        <draw:custom-shape draw:style-name="gr8" draw:text-style-name="P1" xml:id="id6" draw:id="id6" draw:layer="layout" svg:width="5.8cm" svg:height="1.3cm" svg:x="2.6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cm" svg:height="0.9cm" svg:x="2.7cm" svg:y="11.4cm">
          <text:p text:style-name="P2">M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cm" svg:height="0.9cm" svg:x="4.1cm" svg:y="11.4cm">
          <text:p text:style-name="P2">M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cm" svg:height="0.9cm" svg:x="5.5cm" svg:y="11.4cm">
          <text:p text:style-name="P2">M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cm" svg:height="0.9cm" svg:x="6.9cm" svg:y="11.4cm">
          <text:p text:style-name="P2">M4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5.5cm" svg:y1="10.1cm" svg:x2="5.5cm" svg:y2="11.2cm" draw:start-shape="id5" draw:start-glue-point="2" draw:end-shape="id6" draw:end-glue-point="0" svg:d="M5500 10100v1100" svg:viewBox="0 0 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2cm" fo:margin-bottom="0.01cm" fo:margin-left="0cm" fo:margin-right="0cm" fo:page-width="1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0:00:25.807000000</meta:creation-date>
    <dc:date>2017-09-28T11:52:30.758000000</dc:date>
    <meta:editing-duration>PT1H11M9S</meta:editing-duration>
    <meta:editing-cycles>1</meta:editing-cycles>
    <meta:generator>LibreOffice/5.4.1.2$Windows_X86_64 LibreOffice_project/ea7cb86e6eeb2bf3a5af73a8f7777ac570321527</meta:generator>
    <meta:document-statistic meta:object-count="27"/>
  </office:meta>
</office:document-meta>
</file>